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line-height="150%"/>
      <style:text-properties style:font-name="Arial"/>
    </style:style>
    <style:style style:name="P3" style:parent-style-name="Standard" style:family="paragraph">
      <style:paragraph-properties fo:line-height="150%"/>
      <style:text-properties style:font-name="Arial"/>
    </style:style>
    <style:style style:name="P4" style:parent-style-name="Standard" style:family="paragraph">
      <style:paragraph-properties fo:line-height="150%"/>
      <style:text-properties style:font-name="Arial"/>
    </style:style>
    <style:style style:name="P5" style:parent-style-name="Standard" style:family="paragraph">
      <style:paragraph-properties fo:line-height="150%"/>
      <style:text-properties style:font-name="Arial"/>
    </style:style>
    <style:style style:name="P6" style:parent-style-name="Standard" style:family="paragraph">
      <style:paragraph-properties fo:line-height="150%"/>
      <style:text-properties style:font-name="Arial"/>
    </style:style>
    <style:style style:name="P7" style:parent-style-name="Standard" style:family="paragraph">
      <style:paragraph-properties fo:line-height="150%"/>
      <style:text-properties style:font-name="Arial"/>
    </style:style>
    <style:style style:name="P8" style:parent-style-name="Standard" style:family="paragraph">
      <style:paragraph-properties fo:line-height="150%"/>
      <style:text-properties style:font-name="Arial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line-height="150%"/>
      <style:text-properties style:font-name="Arial"/>
    </style:style>
    <style:style style:name="P10" style:parent-style-name="Standard" style:family="paragraph">
      <style:paragraph-properties fo:line-height="150%"/>
    </style:style>
    <style:style style:name="T11" style:parent-style-name="Fuentedepárrafopredeter." style:family="text">
      <style:text-properties style:font-name="Arial"/>
    </style:style>
    <style:style style:name="T12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line-height="150%"/>
      <style:text-properties style:font-name="Arial"/>
    </style:style>
    <style:style style:name="P14" style:parent-style-name="Standard" style:family="paragraph">
      <style:paragraph-properties fo:line-height="150%"/>
      <style:text-properties style:font-name="Arial"/>
    </style:style>
    <style:style style:name="P15" style:parent-style-name="Standard" style:family="paragraph">
      <style:paragraph-properties fo:line-height="150%"/>
    </style:style>
    <style:style style:name="T16" style:parent-style-name="Fuentedepárrafopredeter." style:family="text">
      <style:text-properties style:font-name="Arial"/>
    </style:style>
    <style:style style:name="T17" style:parent-style-name="Fuentedepárrafopredeter." style:family="text">
      <style:text-properties style:font-name="Arial"/>
    </style:style>
    <style:style style:name="T18" style:parent-style-name="Fuentedepárrafopredeter." style:family="text">
      <style:text-properties style:font-name="Arial"/>
    </style:style>
    <style:style style:name="T19" style:parent-style-name="Fuentedepárrafopredeter." style:family="text">
      <style:text-properties style:font-name="Arial"/>
    </style:style>
    <style:style style:name="T20" style:parent-style-name="Fuentedepárrafopredeter." style:family="text">
      <style:text-properties style:font-name="Arial"/>
    </style:style>
    <style:style style:name="T21" style:parent-style-name="Fuentedepárrafopredeter." style:family="text">
      <style:text-properties style:font-name="Arial"/>
    </style:style>
    <style:style style:name="T22" style:parent-style-name="Fuentedepárrafopredeter." style:family="text">
      <style:text-properties style:font-name="Arial"/>
    </style:style>
    <style:style style:name="T23" style:parent-style-name="Fuentedepárrafopredeter." style:family="text">
      <style:text-properties style:font-name="Arial"/>
    </style:style>
    <style:style style:name="T24" style:parent-style-name="Fuentedepárrafopredeter." style:family="text">
      <style:text-properties style:font-name="Arial"/>
    </style:style>
    <style:style style:name="T25" style:parent-style-name="Fuentedepárrafopredeter." style:family="text">
      <style:text-properties style:font-name="Arial"/>
    </style:style>
    <style:style style:name="T26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Diseño del disparo.</text:p>
      <text:p text:style-name="P2"><text:tab/>Todas los tipos de balas heredan de una clase Bala genérica.</text:p>
      <text:p text:style-name="P3">Cada una tendrá una velocidad, daño, un sentido y un colisionador que va a variar según<text:s/>qué<text:s/>tipo de<text:s/>bala sea o quién la dispare, respectivamente.</text:p>
      <text:p text:style-name="P4"><text:tab/>Cuando la nave dispara, va a invocar al constructor de la bala y se la enviará al mapa el cual le asignará un sprite y la dispondrá para ser actualizado en cada frame.</text:p>
      <text:p text:style-name="P5"><text:tab/>Si la bala entra en contacto con otra<text:s/>entidad, será el colisionador el que indicará su comportamiento, sea este continuar su trayectoria o chocar, lo<text:s/>cual<text:s/>afectará al enemigo dependiendo de las propiedades de la bala.</text:p>
      <text:p text:style-name="P6"><text:tab/>En caso de que haga contacto o se escape del mapa, desaparecerá. Quedando<text:s/>a<text:s/>disposición<text:s/>del mapa, para ser utilizada nuevamente. <text:s/></text:p>
      <text:p text:style-name="P7"/>
      <text:p text:style-name="P8">Disparo del enemigo</text:p>
      <text:p text:style-name="P9"><text:tab/>Los enemigos<text:s/>tendrán<text:s/>una cantidad<text:s/>máxima<text:s/>de balas para mostrar en pantalla, <text:s/>estas se almacenan en una colección<text:s/>común<text:s/>a todos los enemigos esperando ser utilizadas. Si todas las balas de la colección<text:s/>están<text:s/>en pantalla, los enemigos no<text:s/>podrán<text:s/>efectuar un disparo. Una vez que la bala se elimina de la pantalla,<text:s/>volverá<text:s/>a estar a<text:s/>disposición.</text:p>
      <text:p text:style-name="P10"><text:span text:style-name="T11"><text:line-break/></text:span><text:span text:style-name="T12">Disparo del jugador</text:span></text:p>
      <text:p text:style-name="P13"><text:tab/>Cuando el jugador presiona la tecla de disparo, el oyente notifica<text:s/>al controlador de la nave, el cual iniciara el proceso de disparar.</text:p>
      <text:p text:style-name="P14"><text:tab/>Al igual que con los enemigos,<text:s/>habrá<text:s/>una cantidad fija de disparos disponibles, pero lo suficientemente grande como para que el jugador siempre pueda efectuar un disparo.</text:p>
      <text:p text:style-name="P15"><text:span text:style-name="T16"><text:tab/></text:span><text:span text:style-name="T17">Las balas del jug</text:span><text:span text:style-name="T18">ador<text:s/></text:span><text:span text:style-name="T19">tendrán</text:span><text:span text:style-name="T20"><text:s/>atributos especiales que<text:s/></text:span><text:span text:style-name="T21">serán</text:span><text:span text:style-name="T22"><text:s/>modificados en<text:s/></text:span><text:span text:style-name="T23">función</text:span><text:span text:style-name="T24"><text:s/>de los distintos power ups que<text:s/></text:span><text:span text:style-name="T25">podrán</text:span><text:span text:style-name="T26"><text:s/>encontra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iana Bruno</dc:creator>
    <meta:creation-date>2018-09-08T18:53:00Z</meta:creation-date>
    <dc:date>2018-09-10T12:44:00Z</dc:date>
    <meta:template xlink:href="Normal" xlink:type="simple"/>
    <meta:editing-cycles>2</meta:editing-cycles>
    <meta:editing-duration>PT660S</meta:editing-duration>
    <meta:document-statistic meta:page-count="1" meta:paragraph-count="3" meta:word-count="242" meta:character-count="1571" meta:row-count="11" meta:non-whitespace-character-count="1332"/>
  </office:meta>
</office:document-meta>
</file>